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107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107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7.35cm" svg:y="1.254cm">
          <draw:text-box>
            <text:p><text:span text:style-name="T3">Mô tả dữ liệu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.127cm" svg:y="2.057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9.357cm" svg:x="12.43cm" svg:y="13.512cm">
          <draw:text-box>
            <text:p text:style-name="P5"><text:span text:style-name="T4">BaiIn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enGiayIn(string)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DuongDanFileIn (string)</text:span></text:p>
              </text:list-item>
              <text:list-item>
                <text:p><text:span text:style-name="T1">TinhTrangBaiIn (TinhTrangBaiIn)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2.43cm" svg:y1="18.19cm" svg:x2="11.142cm" svg:y2="13.158cm" draw:start-shape="id1" draw:start-glue-point="3" draw:end-shape="id2" draw:end-glue-point="2" svg:d="M12430 18190h-1288v-5032" svg:viewBox="0 0 1289 5033">
          <text:p/>
        </draw:connector>
        <draw:connector draw:style-name="gr9" draw:text-style-name="P8" draw:layer="layout" svg:x1="3.603cm" svg:y1="5.826cm" svg:x2="7.477cm" svg:y2="9.901cm" draw:start-shape="id3" draw:start-glue-point="2" draw:end-shape="id2" svg:d="M3603 5826v4075h3874" svg:viewBox="0 0 3875 4076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0" draw:text-style-name="P6" draw:layer="layout" svg:width="8.128cm" svg:height="9.357cm" svg:x="1.381cm" svg:y="13.573cm">
          <draw:text-box>
            <text:p text:style-name="P5"><text:span text:style-name="T4">BaiSanPham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SanPham (string)</text:span></text:p>
              </text:list-item>
              <text:list-item>
                <text:p><text:span text:style-name="T1">YeuCau (string)</text:span></text:p>
              </text:list-item>
              <text:list-item>
                <text:p><text:span text:style-name="T1">DuongDanFile01</text:span></text:p>
              </text:list-item>
              <text:list-item>
                <text:p><text:span text:style-name="T1">DuongDanFile02</text:span></text:p>
              </text:list-item>
              <text:list-item>
                <text:p><text:span text:style-name="T1">DuongDanFile03</text:span></text:p>
              </text:list-item>
              <text:list-item>
                <text:p><text:span text:style-name="T1">TinhTrangBaiSanPham (TinhTrangBaiSanPham)</text:span></text:p>
              </text:list-item>
            </text:list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09-20T07:27:30.816000000</dc:date>
    <meta:editing-duration>PT3H11M23S</meta:editing-duration>
    <meta:editing-cycles>48</meta:editing-cycles>
    <meta:document-statistic meta:object-count="14"/>
  </office:meta>
</office:document-meta>
</file>